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derIntFieldTest.test_int_normal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aderIntFieldTest.test_int_norm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aderIntFieldTest.test_int_error_1_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aderIntFieldTest.test_int_error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aderIntFieldTest.test_int_error_e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aderIntFieldTest.test_int_error_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aderIntFieldTest.test_int_error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aderIntFieldTest.test_int_erro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aderIntFieldTest.test_int_error_1_x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